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Calibri" style:font-family-generic="swiss" style:font-pitch="variable"/>
    <style:font-face style:name="Calibri1" svg:font-family="Calibri, Calibri" style:font-family-generic="swiss"/>
    <style:font-face style:name="Calibri2" svg:font-family="Calibri" style:font-family-generic="swiss" style:font-pitch="variable"/>
    <style:font-face style:name="Calibri3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b66c" draw:textarea-horizontal-align="justify" draw:textarea-vertical-align="middle" draw:auto-grow-height="false" fo:min-height="1.429cm" fo:min-width="13.40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ffb66c" draw:textarea-horizontal-align="justify" draw:textarea-vertical-align="middle" draw:auto-grow-height="false" fo:min-height="0.986cm" fo:min-width="8.175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ffb66c" draw:textarea-horizontal-align="justify" draw:textarea-vertical-align="middle" draw:auto-grow-height="false" fo:min-height="0.986cm" fo:min-width="5.64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ffb66c" draw:textarea-horizontal-align="justify" draw:textarea-vertical-align="middle" draw:auto-grow-height="false" fo:min-height="0.986cm" fo:min-width="8.414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ffb66c" draw:textarea-horizontal-align="justify" draw:textarea-vertical-align="middle" draw:auto-grow-height="false" fo:min-height="0.986cm" fo:min-width="6.385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ffb66c" draw:textarea-horizontal-align="justify" draw:textarea-vertical-align="middle" draw:auto-grow-height="false" fo:min-height="0.986cm" fo:min-width="9.445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fill-color="#ffb66c" draw:textarea-horizontal-align="justify" draw:textarea-vertical-align="middle" draw:auto-grow-height="false" fo:min-height="0.986cm" fo:min-width="8.393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fill-color="#ffb66c" draw:textarea-horizontal-align="justify" draw:textarea-vertical-align="middle" draw:auto-grow-height="false" fo:min-height="1.255cm" fo:min-width="7.803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fill-color="#ffb66c" draw:textarea-horizontal-align="justify" draw:textarea-vertical-align="middle" draw:auto-grow-height="false" fo:min-height="1.304cm" fo:min-width="8.94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fill-color="#ffb66c" draw:textarea-horizontal-align="justify" draw:textarea-vertical-align="middle" draw:auto-grow-height="false" fo:min-height="0.986cm" fo:min-width="8.461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0.351cm" fo:min-width="0.228cm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fill-color="#ffb66c" draw:textarea-horizontal-align="justify" draw:textarea-vertical-align="middle" draw:auto-grow-height="false" fo:min-height="0.732cm" fo:min-width="1.879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fill-color="#ffb66c" draw:textarea-horizontal-align="justify" draw:textarea-vertical-align="middle" draw:auto-grow-height="false" fo:min-height="0.732cm" fo:min-width="2.149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Calibri1" fo:font-size="10pt" fo:language="ar" fo:country="SA" style:font-name-asian="Calibri1" style:font-size-asian="10pt" style:language-asian="ar" style:country-asian="SA" style:font-name-complex="Calibri1" style:font-size-complex="10pt" style:language-complex="ar" style:country-complex="SA"/>
    </style:style>
    <style:style style:name="P2" style:family="paragraph">
      <loext:graphic-properties draw:fill-color="#ffb66c"/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Calibri1" fo:font-size="10pt" fo:language="ar" fo:country="SA" style:font-name-asian="Calibri1" style:font-size-asian="10pt" style:language-asian="ar" style:country-asian="SA" style:font-name-complex="Calibri1" style:font-size-complex="10pt" style:language-complex="ar" style:country-complex="SA"/>
    </style:style>
    <style:style style:name="P3" style:family="paragraph">
      <style:paragraph-properties fo:text-align="center" style:writing-mode="lr-tb"/>
      <style:text-properties style:font-name="Calibri2" fo:font-size="12pt"/>
    </style:style>
    <style:style style:name="P4" style:family="paragraph">
      <loext:graphic-properties draw:fill="none" draw:fill-color="#ffb66c"/>
      <style:paragraph-properties fo:text-align="center" style:writing-mode="lr-tb"/>
      <style:text-properties style:font-name="Calibri2" fo:font-size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729fcf"/>
      <style:paragraph-properties fo:text-align="center" style:writing-mode="lr-tb"/>
      <style:text-properties style:font-name="Calibri2"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2pt" fo:language="ar" fo:country="SA" fo:font-style="normal" fo:text-shadow="none" style:text-underline-style="none" fo:font-weight="normal" style:letter-kerning="true" style:font-name-asian="Calibri1" style:font-size-asian="10pt" style:language-asian="ar" style:country-asian="SA" style:font-style-asian="normal" style:font-weight-asian="normal" style:font-name-complex="Calibri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2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938cm" svg:height="1.713cm" svg:x="0.682cm" svg:y="0.346cm">
          <text:p text:style-name="P1"><text:span text:style-name="T1">Mahasiswa mampu menggunakan metode-metode </text:span><text:span text:style-name="T1">numerik</text:span></text:p>
          <text:p text:style-name="P1"><text:span text:style-name="T1">dalam mencari solusi dari permasalahan </text:span><text:span text:style-name="T1">matematik</text:span></text:p>
          <text:p text:style-name="P1"><text:span text:style-name="T2">(C3, A3, P3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709cm" svg:height="1.27cm" svg:x="3.297cm" svg:y="2.934cm">
          <text:p text:style-name="P3"><text:span text:style-name="T2">M</text:span><text:span text:style-name="T2">ah</text:span><text:span text:style-name="T2">as</text:span><text:span text:style-name="T2">is</text:span><text:span text:style-name="T2">w</text:span><text:span text:style-name="T2">a </text:span><text:span text:style-name="T2">m</text:span><text:span text:style-name="T2">a</text:span><text:span text:style-name="T2">m</text:span><text:span text:style-name="T2">pu </text:span><text:span text:style-name="T2">m</text:span><text:span text:style-name="T2">en</text:span><text:span text:style-name="T2">gg</text:span><text:span text:style-name="T2">un</text:span><text:span text:style-name="T2">ak</text:span><text:span text:style-name="T2">an </text:span><text:span text:style-name="T2">te</text:span><text:span text:style-name="T2">or</text:span><text:span text:style-name="T2">i </text:span><text:span text:style-name="T2">po</text:span><text:span text:style-name="T2">ho</text:span><text:span text:style-name="T2">n</text:span></text:p>
          <text:p text:style-name="P3"><text:span text:style-name="T2">(C</text:span><text:span text:style-name="T2">3, </text:span><text:span text:style-name="T2">A</text:span><text:span text:style-name="T2">3, </text:span><text:span text:style-name="T2">P3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7.651cm" svg:y1="2.948cm" svg:x2="7.651cm" svg:y2="2.059cm">
          <text:p/>
        </draw:line>
        <draw:custom-shape draw:style-name="gr4" draw:text-style-name="P4" draw:layer="layout" svg:width="6.182cm" svg:height="1.27cm" svg:x="4.56cm" svg:y="5.061cm">
          <text:p text:style-name="P3"><text:span text:style-name="T2">Mampu menggunakan teori graf</text:span></text:p>
          <text:p text:style-name="P3"><text:span text:style-name="T2">(C3, A3, P3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651cm" svg:y1="5.075cm" svg:x2="7.651cm" svg:y2="4.186cm">
          <text:p/>
        </draw:line>
        <draw:custom-shape draw:style-name="gr5" draw:text-style-name="P4" draw:layer="layout" svg:width="8.948cm" svg:height="1.27cm" svg:x="3.177cm" svg:y="7.171cm">
          <text:p text:style-name="P3"><text:span text:style-name="T2">Mahasiswa mampu melakukan integrasi numerik</text:span></text:p>
          <text:p text:style-name="P3"><text:span text:style-name="T2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7.651cm" svg:y1="7.185cm" svg:x2="7.651cm" svg:y2="6.296cm">
          <text:p/>
        </draw:line>
        <draw:custom-shape draw:style-name="gr6" draw:text-style-name="P4" draw:layer="layout" svg:width="6.919cm" svg:height="1.27cm" svg:x="4.192cm" svg:y="9.281cm">
          <text:p text:style-name="P3"><text:span text:style-name="T2">M</text:span><text:span text:style-name="T2">a</text:span><text:span text:style-name="T2">m</text:span><text:span text:style-name="T2">p</text:span><text:span text:style-name="T2">u </text:span><text:span text:style-name="T2">m</text:span><text:span text:style-name="T2">e</text:span><text:span text:style-name="T2">n</text:span><text:span text:style-name="T2">g</text:span><text:span text:style-name="T2">g</text:span><text:span text:style-name="T2">u</text:span><text:span text:style-name="T2">n</text:span><text:span text:style-name="T2">a</text:span><text:span text:style-name="T2">k</text:span><text:span text:style-name="T2">a</text:span><text:span text:style-name="T2">n </text:span><text:span text:style-name="T2">te</text:span><text:span text:style-name="T2">o</text:span><text:span text:style-name="T2">ri </text:span><text:span text:style-name="T2">bi</text:span><text:span text:style-name="T2">la</text:span><text:span text:style-name="T2">n</text:span><text:span text:style-name="T2">g</text:span><text:span text:style-name="T2">a</text:span><text:span text:style-name="T2">n</text:span></text:p>
          <text:p text:style-name="P3"><text:span text:style-name="T2">(</text:span><text:span text:style-name="T2">C</text:span><text:span text:style-name="T2">3, </text:span><text:span text:style-name="T2">A</text:span><text:span text:style-name="T2">3, </text:span><text:span text:style-name="T2">P</text:span><text:span text:style-name="T2">3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651cm" svg:y1="9.295cm" svg:x2="7.651cm" svg:y2="8.406cm">
          <text:p/>
        </draw:line>
        <draw:custom-shape draw:style-name="gr7" draw:text-style-name="P4" draw:layer="layout" svg:width="9.979cm" svg:height="1.27cm" svg:x="2.662cm" svg:y="11.413cm">
          <text:p text:style-name="P3"><text:span text:style-name="T2">M</text:span><text:span text:style-name="T2">a</text:span><text:span text:style-name="T2">h</text:span><text:span text:style-name="T2">a</text:span><text:span text:style-name="T2">si</text:span><text:span text:style-name="T2">s</text:span><text:span text:style-name="T2">w</text:span><text:span text:style-name="T2">a </text:span><text:span text:style-name="T2">m</text:span><text:span text:style-name="T2">a</text:span><text:span text:style-name="T2">m</text:span><text:span text:style-name="T2">p</text:span><text:span text:style-name="T2">u </text:span><text:span text:style-name="T2">m</text:span><text:span text:style-name="T2">el</text:span><text:span text:style-name="T2">a</text:span><text:span text:style-name="T2">k</text:span><text:span text:style-name="T2">u</text:span><text:span text:style-name="T2">k</text:span><text:span text:style-name="T2">a</text:span><text:span text:style-name="T2">n </text:span><text:span text:style-name="T2">in</text:span><text:span text:style-name="T2">te</text:span><text:span text:style-name="T2">r</text:span><text:span text:style-name="T2">p</text:span><text:span text:style-name="T2">ol</text:span><text:span text:style-name="T2">a</text:span><text:span text:style-name="T2">si</text:span></text:p>
          <text:p text:style-name="P3"><text:span text:style-name="T2">(</text:span><text:span text:style-name="T2">C</text:span><text:span text:style-name="T2">3, </text:span><text:span text:style-name="T2">A</text:span><text:span text:style-name="T2">3, </text:span><text:span text:style-name="T2">P</text:span><text:span text:style-name="T2">3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651cm" svg:y1="11.427cm" svg:x2="7.651cm" svg:y2="10.538cm">
          <text:p/>
        </draw:line>
        <draw:custom-shape draw:style-name="gr8" draw:text-style-name="P4" draw:layer="layout" svg:width="8.927cm" svg:height="1.27cm" svg:x="3.188cm" svg:y="13.523cm">
          <text:p text:style-name="P3"><text:span text:style-name="T2">M</text:span><text:span text:style-name="T2">a</text:span><text:span text:style-name="T2">h</text:span><text:span text:style-name="T2">a</text:span><text:span text:style-name="T2">si</text:span><text:span text:style-name="T2">s</text:span><text:span text:style-name="T2">w</text:span><text:span text:style-name="T2">a </text:span><text:span text:style-name="T2">m</text:span><text:span text:style-name="T2">a</text:span><text:span text:style-name="T2">m</text:span><text:span text:style-name="T2">p</text:span><text:span text:style-name="T2">u </text:span><text:span text:style-name="T2">m</text:span><text:span text:style-name="T2">el</text:span><text:span text:style-name="T2">a</text:span><text:span text:style-name="T2">k</text:span><text:span text:style-name="T2">u</text:span><text:span text:style-name="T2">k</text:span><text:span text:style-name="T2">a</text:span><text:span text:style-name="T2">n </text:span><text:span text:style-name="T2">re</text:span><text:span text:style-name="T2">gr</text:span><text:span text:style-name="T2">e</text:span><text:span text:style-name="T2">si</text:span></text:p>
          <text:p text:style-name="P3"><text:span text:style-name="T2">(</text:span><text:span text:style-name="T2">C</text:span><text:span text:style-name="T2">3, </text:span><text:span text:style-name="T2">A</text:span><text:span text:style-name="T2">3, </text:span><text:span text:style-name="T2">P</text:span><text:span text:style-name="T2">3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651cm" svg:y1="13.537cm" svg:x2="7.651cm" svg:y2="12.648cm">
          <text:p/>
        </draw:line>
        <draw:custom-shape draw:style-name="gr9" draw:text-style-name="P4" draw:layer="layout" svg:width="8.337cm" svg:height="1.539cm" svg:x="3.483cm" svg:y="15.633cm">
          <text:p text:style-name="P3"><text:span text:style-name="T2">M</text:span><text:span text:style-name="T2">a</text:span><text:span text:style-name="T2">h</text:span><text:span text:style-name="T2">a</text:span><text:span text:style-name="T2">si</text:span><text:span text:style-name="T2">s</text:span><text:span text:style-name="T2">w</text:span><text:span text:style-name="T2">a </text:span><text:span text:style-name="T2">m</text:span><text:span text:style-name="T2">a</text:span><text:span text:style-name="T2">m</text:span><text:span text:style-name="T2">p</text:span><text:span text:style-name="T2">u </text:span><text:span text:style-name="T2">m</text:span><text:span text:style-name="T2">e</text:span><text:span text:style-name="T2">n</text:span><text:span text:style-name="T2">e</text:span><text:span text:style-name="T2">nt</text:span><text:span text:style-name="T2">u</text:span><text:span text:style-name="T2">k</text:span><text:span text:style-name="T2">a</text:span><text:span text:style-name="T2">n </text:span><text:span text:style-name="T2">s</text:span><text:span text:style-name="T2">ol</text:span><text:span text:style-name="T2">u</text:span><text:span text:style-name="T2">si</text:span></text:p>
          <text:p text:style-name="P3"><text:span text:style-name="T2">d</text:span><text:span text:style-name="T2">a</text:span><text:span text:style-name="T2">ri </text:span><text:span text:style-name="T2">si</text:span><text:span text:style-name="T2">st</text:span><text:span text:style-name="T2">e</text:span><text:span text:style-name="T2">m </text:span><text:span text:style-name="T2">p</text:span><text:span text:style-name="T2">er</text:span><text:span text:style-name="T2">s</text:span><text:span text:style-name="T2">a</text:span><text:span text:style-name="T2">m</text:span><text:span text:style-name="T2">a</text:span><text:span text:style-name="T2">a</text:span><text:span text:style-name="T2">n </text:span><text:span text:style-name="T2">li</text:span><text:span text:style-name="T2">n</text:span><text:span text:style-name="T2">e</text:span><text:span text:style-name="T2">a</text:span><text:span text:style-name="T2">r</text:span></text:p>
          <text:p text:style-name="P3"><text:span text:style-name="T2">(</text:span><text:span text:style-name="T2">C</text:span><text:span text:style-name="T2">3, </text:span><text:span text:style-name="T2">A</text:span><text:span text:style-name="T2">3, </text:span><text:span text:style-name="T2">P</text:span><text:span text:style-name="T2">3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651cm" svg:y1="15.647cm" svg:x2="7.651cm" svg:y2="14.758cm">
          <text:p/>
        </draw:line>
        <draw:custom-shape draw:style-name="gr10" draw:text-style-name="P4" draw:layer="layout" svg:width="9.48cm" svg:height="1.588cm" svg:x="2.911cm" svg:y="18.039cm">
          <text:p text:style-name="P3"><text:span text:style-name="T2">M</text:span><text:span text:style-name="T2">a</text:span><text:span text:style-name="T2">h</text:span><text:span text:style-name="T2">a</text:span><text:span text:style-name="T2">si</text:span><text:span text:style-name="T2">s</text:span><text:span text:style-name="T2">w</text:span><text:span text:style-name="T2">a </text:span><text:span text:style-name="T2">m</text:span><text:span text:style-name="T2">a</text:span><text:span text:style-name="T2">m</text:span><text:span text:style-name="T2">p</text:span><text:span text:style-name="T2">u </text:span><text:span text:style-name="T2">m</text:span><text:span text:style-name="T2">e</text:span><text:span text:style-name="T2">n</text:span><text:span text:style-name="T2">e</text:span><text:span text:style-name="T2">nt</text:span><text:span text:style-name="T2">u</text:span><text:span text:style-name="T2">k</text:span><text:span text:style-name="T2">a</text:span><text:span text:style-name="T2">n</text:span></text:p>
          <text:p text:style-name="P3"><text:span text:style-name="T2">a</text:span><text:span text:style-name="T2">k</text:span><text:span text:style-name="T2">a</text:span><text:span text:style-name="T2">r </text:span><text:span text:style-name="T2">p</text:span><text:span text:style-name="T2">er</text:span><text:span text:style-name="T2">s</text:span><text:span text:style-name="T2">a</text:span><text:span text:style-name="T2">m</text:span><text:span text:style-name="T2">a</text:span><text:span text:style-name="T2">a</text:span><text:span text:style-name="T2">n </text:span><text:span text:style-name="T2">n</text:span><text:span text:style-name="T2">o</text:span><text:span text:style-name="T2">n </text:span><text:span text:style-name="T2">li</text:span><text:span text:style-name="T2">n</text:span><text:span text:style-name="T2">e</text:span><text:span text:style-name="T2">a</text:span><text:span text:style-name="T2">r </text:span><text:span text:style-name="T2">s</text:span><text:span text:style-name="T2">e</text:span><text:span text:style-name="T2">c</text:span><text:span text:style-name="T2">ar</text:span><text:span text:style-name="T2">a </text:span><text:span text:style-name="T2">n</text:span><text:span text:style-name="T2">u</text:span><text:span text:style-name="T2">m</text:span><text:span text:style-name="T2">e</text:span><text:span text:style-name="T2">ri</text:span><text:span text:style-name="T2">k.</text:span></text:p>
          <text:p text:style-name="P3"><text:span text:style-name="T2">(</text:span><text:span text:style-name="T2">C</text:span><text:span text:style-name="T2">3, </text:span><text:span text:style-name="T2">A</text:span><text:span text:style-name="T2">3, </text:span><text:span text:style-name="T2">P</text:span><text:span text:style-name="T2">3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651cm" svg:y1="18.053cm" svg:x2="7.651cm" svg:y2="17.164cm">
          <text:p/>
        </draw:line>
        <draw:custom-shape draw:style-name="gr11" draw:text-style-name="P4" draw:layer="layout" svg:width="8.995cm" svg:height="1.27cm" svg:x="3.154cm" svg:y="20.475cm">
          <text:p text:style-name="P3"><text:span text:style-name="T2">Mahasiswa mampu menggunakan deret </text:span><text:span text:style-name="T2">taylor.</text:span></text:p>
          <text:p text:style-name="P3"><text:span text:style-name="T2">(C3, A3, P3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651cm" svg:y1="20.489cm" svg:x2="7.651cm" svg:y2="19.6cm">
          <text:p/>
        </draw:line>
        <draw:custom-shape draw:style-name="gr12" draw:text-style-name="P6" draw:layer="layout" svg:width="0.762cm" svg:height="0.635cm" svg:x="2.604cm" svg:y="20.1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762cm" svg:height="0.635cm" svg:x="2.442cm" svg:y="17.634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762cm" svg:height="0.635cm" svg:x="1.87cm" svg:y="17.379cm">
          <text:p text:style-name="P3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1.919cm" svg:y1="17.297cm" svg:x2="12.841cm" svg:y2="17.297cm">
          <text:p/>
        </draw:line>
        <draw:custom-shape draw:style-name="gr14" draw:text-style-name="P4" draw:layer="layout" svg:width="2.413cm" svg:height="1.016cm" svg:x="12.825cm" svg:y="17.274cm">
          <text:p text:style-name="P3"><text:span text:style-name="T2">Kuis 1 :</text:span></text:p>
          <text:p text:style-name="P3"><text:span text:style-name="T2">Minggu ke-4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762cm" svg:height="0.635cm" svg:x="2.974cm" svg:y="15.211cm">
          <text:p text:style-name="P3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762cm" svg:height="0.635cm" svg:x="2.402cm" svg:y="14.956cm">
          <text:p text:style-name="P3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762cm" svg:height="0.635cm" svg:x="2.619cm" svg:y="13.134cm">
          <text:p text:style-name="P3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1.922cm" svg:y1="12.941cm" svg:x2="12.844cm" svg:y2="12.941cm">
          <text:p/>
        </draw:line>
        <draw:custom-shape draw:style-name="gr14" draw:text-style-name="P4" draw:layer="layout" svg:width="2.413cm" svg:height="1.016cm" svg:x="12.828cm" svg:y="12.918cm">
          <text:p text:style-name="P3"><text:span text:style-name="T2">UTS :</text:span></text:p>
          <text:p text:style-name="P3"><text:span text:style-name="T2">Minggu ke-8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762cm" svg:height="0.635cm" svg:x="2.119cm" svg:y="11.005cm">
          <text:p text:style-name="P3"><text:span text:style-name="T2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762cm" svg:height="0.635cm" svg:x="3.651cm" svg:y="8.9cm">
          <text:p text:style-name="P3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762cm" svg:height="0.635cm" svg:x="2.65cm" svg:y="6.784cm">
          <text:p text:style-name="P3"><text:span text:style-name="T2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1.903cm" svg:y1="6.583cm" svg:x2="12.825cm" svg:y2="6.583cm">
          <text:p/>
        </draw:line>
        <draw:custom-shape draw:style-name="gr15" draw:text-style-name="P4" draw:layer="layout" svg:width="2.683cm" svg:height="1.016cm" svg:x="12.809cm" svg:y="6.56cm">
          <text:p text:style-name="P3"><text:span text:style-name="T2">Kuis 2 :</text:span></text:p>
          <text:p text:style-name="P3"><text:span text:style-name="T2">Minggu ke-12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762cm" svg:height="0.635cm" svg:x="4.002cm" svg:y="4.667cm">
          <text:p text:style-name="P3"><text:span text:style-name="T2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762cm" svg:height="0.635cm" svg:x="2.013cm" svg:y="6.504cm">
          <text:p text:style-name="P3"><text:span text:style-name="T2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762cm" svg:height="0.635cm" svg:x="2.739cm" svg:y="2.538cm">
          <text:p text:style-name="P3"><text:span text:style-name="T2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1.903cm" svg:y1="2.292cm" svg:x2="12.825cm" svg:y2="2.292cm">
          <text:p/>
        </draw:line>
        <draw:custom-shape draw:style-name="gr15" draw:text-style-name="P4" draw:layer="layout" svg:width="2.683cm" svg:height="1.016cm" svg:x="12.809cm" svg:y="2.269cm">
          <text:p text:style-name="P3"><text:span text:style-name="T2">UAS :</text:span></text:p>
          <text:p text:style-name="P3"><text:span text:style-name="T2">Minggu ke-16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Calibri" style:font-family-generic="swiss" style:font-pitch="variable"/>
    <style:font-face style:name="Calibri1" svg:font-family="Calibri, Calibri" style:font-family-generic="swiss"/>
    <style:font-face style:name="Calibri2" svg:font-family="Calibri" style:font-family-generic="swiss" style:font-pitch="variable"/>
    <style:font-face style:name="Calibri3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09T21:44:54.323004034</meta:creation-date>
    <meta:generator>LibreOffice/7.2.5.1$Linux_X86_64 LibreOffice_project/20$Build-1</meta:generator>
    <dc:date>2022-02-03T12:30:34.018157218</dc:date>
    <dc:creator>Mifta Nur Farid</dc:creator>
    <meta:editing-duration>PT26M17S</meta:editing-duration>
    <meta:editing-cycles>6</meta:editing-cycles>
    <meta:document-statistic meta:object-count="39"/>
  </office:meta>
</office:document-meta>
</file>